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Inter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Inter" fo:font-size="10.5pt" fo:letter-spacing="normal" fo:font-style="normal" fo:font-weight="normal" officeooo:paragraph-rsid="001b18a6"/>
    </style:style>
    <style:style style:name="P3" style:family="paragraph" style:parent-style-name="Heading_20_3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4" style:family="paragraph" style:parent-style-name="Standard">
      <style:text-properties style:use-window-font-color="true" loext:opacity="0%"/>
    </style:style>
    <style:style style:name="P5" style:family="paragraph" style:parent-style-name="Heading_20_3">
      <style:paragraph-properties fo:margin-left="0cm" fo:margin-right="0cm" fo:margin-top="0.635cm" fo:margin-bottom="0.423cm" style:contextual-spacing="false" fo:line-height="125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Inter" fo:letter-spacing="normal" fo:font-style="normal" fo:font-weight="normal"/>
    </style:style>
    <style:style style:name="P6" style:family="paragraph" style:parent-style-name="Heading_20_3">
      <style:paragraph-properties fo:margin-left="0cm" fo:margin-right="0cm" fo:margin-top="0.635cm" fo:margin-bottom="0.423cm" style:contextual-spacing="false" fo:line-height="125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Inter" fo:letter-spacing="normal" fo:font-style="normal" fo:font-weight="normal" officeooo:paragraph-rsid="0028b5e4"/>
    </style:style>
    <style:style style:name="P7" style:family="paragraph" style:parent-style-name="Heading_20_3">
      <style:paragraph-properties fo:text-align="center" style:justify-single-word="false"/>
      <style:text-properties fo:font-variant="normal" fo:text-transform="none" style:use-window-font-color="true" loext:opacity="0%" style:font-name="Inter" fo:letter-spacing="normal" fo:font-style="normal" fo:font-weight="normal"/>
    </style:style>
    <style:style style:name="P8" style:family="paragraph" style:parent-style-name="Heading_20_3">
      <style:paragraph-properties fo:margin-left="0cm" fo:margin-right="0cm" fo:margin-top="0.635cm" fo:margin-bottom="0.423cm" style:contextual-spacing="false" fo:line-height="125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Inter" fo:letter-spacing="normal" fo:font-style="normal" fo:font-weight="normal" officeooo:rsid="0028b5e4" officeooo:paragraph-rsid="0028b5e4"/>
    </style:style>
    <style:style style:name="P9" style:family="paragraph" style:parent-style-name="Text_20_body" style:list-style-name="L1">
      <style:paragraph-properties fo:margin-top="0cm" fo:margin-bottom="0.423cm" style:contextual-spacing="false" fo:orphans="2" fo:widows="2"/>
    </style:style>
    <style:style style:name="P10" style:family="paragraph" style:parent-style-name="Text_20_body" style:list-style-name="L2">
      <style:paragraph-properties fo:margin-top="0cm" fo:margin-bottom="0.423cm" style:contextual-spacing="false" fo:orphans="2" fo:widows="2"/>
    </style:style>
    <style:style style:name="P11" style:family="paragraph" style:parent-style-name="Text_20_body" style:list-style-name="L2">
      <style:paragraph-properties fo:margin-top="0cm" fo:margin-bottom="0.423cm" style:contextual-spacing="false" fo:orphans="2" fo:widows="2"/>
      <style:text-properties officeooo:paragraph-rsid="0022666b"/>
    </style:style>
    <style:style style:name="P12" style:family="paragraph" style:parent-style-name="Text_20_body" style:list-style-name="L3">
      <style:paragraph-properties fo:margin-top="0cm" fo:margin-bottom="0.423cm" style:contextual-spacing="false" fo:orphans="2" fo:widows="2"/>
    </style:style>
    <style:style style:name="P13" style:family="paragraph" style:parent-style-name="Text_20_body" style:list-style-name="L3">
      <style:paragraph-properties fo:margin-top="0cm" fo:margin-bottom="0.423cm" style:contextual-spacing="false" fo:orphans="2" fo:widows="2"/>
      <style:text-properties officeooo:paragraph-rsid="0023b628"/>
    </style:style>
    <style:style style:name="P14" style:family="paragraph" style:parent-style-name="Text_20_body" style:list-style-name="L3">
      <style:paragraph-properties fo:margin-top="0cm" fo:margin-bottom="0.423cm" style:contextual-spacing="false" fo:orphans="2" fo:widows="2"/>
      <style:text-properties officeooo:paragraph-rsid="0026ad03"/>
    </style:style>
    <style:style style:name="P1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Inter" fo:font-size="10.5pt" fo:letter-spacing="normal" fo:font-style="normal" fo:font-weight="normal" officeooo:paragraph-rsid="002298b1"/>
    </style:style>
    <style:style style:name="P1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Inter" fo:font-size="10.5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.635cm" fo:margin-bottom="0.423cm" style:contextual-spacing="false" fo:line-height="125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Inter" fo:letter-spacing="normal" fo:font-style="normal" fo:font-weight="normal" officeooo:rsid="0028b5e4" officeooo:paragraph-rsid="0028b5e4"/>
    </style:style>
    <style:style style:name="P18" style:family="paragraph" style:parent-style-name="Text_20_body" style:list-style-name="L1">
      <style:paragraph-properties fo:margin-top="0cm" fo:margin-bottom="0.423cm" style:contextual-spacing="false" fo:orphans="2" fo:widows="2"/>
      <style:text-properties fo:font-weight="bold" officeooo:rsid="0023b628" officeooo:paragraph-rsid="0023b628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font-name="Inter" fo:font-size="10.5pt" fo:letter-spacing="normal" fo:font-style="normal"/>
    </style:style>
    <style:style style:name="T2" style:family="text">
      <style:text-properties fo:font-variant="normal" fo:text-transform="none" style:use-window-font-color="true" loext:opacity="0%" style:font-name="Inter" fo:font-size="10.5pt" fo:letter-spacing="normal" fo:font-style="normal" fo:font-weight="bold"/>
    </style:style>
    <style:style style:name="T3" style:family="text">
      <style:text-properties fo:font-variant="normal" fo:text-transform="none" style:use-window-font-color="true" loext:opacity="0%" style:font-name="Inter" fo:font-size="10.5pt" fo:letter-spacing="normal" fo:font-style="normal" fo:font-weight="normal"/>
    </style:style>
    <style:style style:name="T4" style:family="text">
      <style:text-properties fo:font-variant="normal" fo:text-transform="none" style:use-window-font-color="true" loext:opacity="0%" style:font-name="Inter" fo:font-size="10.5pt" fo:letter-spacing="normal" fo:font-style="normal" fo:font-weight="normal" officeooo:rsid="001cfd67"/>
    </style:style>
    <style:style style:name="T5" style:family="text">
      <style:text-properties fo:font-variant="normal" fo:text-transform="none" style:use-window-font-color="true" loext:opacity="0%" style:font-name="Inter" fo:font-size="10.5pt" fo:letter-spacing="normal" fo:font-style="normal" fo:font-weight="normal" officeooo:rsid="0022666b"/>
    </style:style>
    <style:style style:name="T6" style:family="text">
      <style:text-properties fo:font-variant="normal" fo:text-transform="none" style:use-window-font-color="true" loext:opacity="0%" style:font-name="Inter" fo:font-size="10.5pt" fo:letter-spacing="normal" fo:font-style="normal" fo:font-weight="normal" officeooo:rsid="00237924"/>
    </style:style>
    <style:style style:name="T7" style:family="text">
      <style:text-properties fo:font-variant="normal" fo:text-transform="none" style:use-window-font-color="true" loext:opacity="0%" style:font-name="Inter" fo:font-size="10.5pt" fo:letter-spacing="normal" fo:font-style="normal" fo:font-weight="normal" officeooo:rsid="0023b628"/>
    </style:style>
    <style:style style:name="T8" style:family="text">
      <style:text-properties fo:font-variant="normal" fo:text-transform="none" style:use-window-font-color="true" loext:opacity="0%" style:font-name="Inter" fo:font-size="10.5pt" fo:letter-spacing="normal" fo:font-style="normal" fo:font-weight="normal" officeooo:rsid="0025a0d8"/>
    </style:style>
    <style:style style:name="T9" style:family="text">
      <style:text-properties fo:font-variant="normal" fo:text-transform="none" style:use-window-font-color="true" loext:opacity="0%" style:font-name="Inter" fo:font-size="10.5pt" fo:letter-spacing="normal" fo:font-style="normal" fo:font-weight="normal" officeooo:rsid="0026ad03"/>
    </style:style>
    <style:style style:name="T10" style:family="text">
      <style:text-properties fo:font-variant="normal" fo:text-transform="none" style:use-window-font-color="true" loext:opacity="0%" style:font-name="Inter" fo:font-size="10.5pt" fo:letter-spacing="normal" fo:font-style="normal" fo:font-weight="normal" officeooo:rsid="0028b5e4"/>
    </style:style>
    <style:style style:name="T11" style:family="text">
      <style:text-properties officeooo:rsid="001b18a6"/>
    </style:style>
    <style:style style:name="T12" style:family="text">
      <style:text-properties officeooo:rsid="001cfd67"/>
    </style:style>
    <style:style style:name="T13" style:family="text">
      <style:text-properties officeooo:rsid="001e66c9"/>
    </style:style>
    <style:style style:name="T14" style:family="text">
      <style:text-properties officeooo:rsid="0022666b"/>
    </style:style>
    <style:style style:name="T15" style:family="text">
      <style:text-properties officeooo:rsid="002298b1"/>
    </style:style>
    <style:style style:name="T16" style:family="text">
      <style:text-properties officeooo:rsid="0023b628"/>
    </style:style>
    <style:style style:name="T17" style:family="text">
      <style:text-properties officeooo:rsid="00287ddb"/>
    </style:style>
    <style:style style:name="T18" style:family="text">
      <style:text-properties officeooo:rsid="0028b5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Abstract</text:h>
      <text:p text:style-name="P2">Este Green Paper presenta AlienFlowSpace DAO, una plataforma innovadora que integra DeFi, GameFi, ReFi y RWA en un ecosistema colaborativo. Utilizando tecnología<text:span text:style-name="T11">s</text:span> <text:span text:style-name="T11">como redes </text:span>blockchain, <text:span text:style-name="T11">redes de inteligencia neuronal, computación cuántica</text:span>, AlienFlowSpace <text:span text:style-name="T11">DAO</text:span> permite a <text:a xlink:type="simple" xlink:href="mailto:tod@s" text:style-name="Internet_20_link" text:visited-style-name="Visited_20_Internet_20_Link">tod@s</text:a>; artistas, agricultores, científicos, creadores, desarrolladores, empresas, emprendedores, inversores, investigadores y usuarios… acceder <text:span text:style-name="T11">e interactuar con</text:span> experiencias, productos y servicios totalmente personalizables, fomentando la <text:span text:style-name="T11">eficiencia, la i</text:span>nnovación <text:span text:style-name="T11">y la s</text:span>ostenibilidad.</text:p>
      <text:h text:style-name="P5" text:outline-level="3">Introducción</text:h>
      <text:p text:style-name="P1">AlienFlowSpace DAO es un ecosistema descentralizado <text:span text:style-name="T11">creado y </text:span>diseñado para conectar a tod@s los participantes mediante el uso de tecnologías avanzadas. Nuestra plataforma busca transformar la forma en que las comunidades <text:s/><text:span text:style-name="T11">e individuos colaboran, </text:span>interactúan y crean valor, aprovechando las tendencias emergentes en <text:span text:style-name="T11">activos digitales, </text:span>finanzas descentralizadas y <text:span text:style-name="T11">tokenización en pro de una mayor eficiencia &amp; sostenibilidad.</text:span></text:p>
      <text:h text:style-name="P5" text:outline-level="3">Welcome</text:h>
      <text:p text:style-name="P1">Bienvenidos a AlienFlowSpace DAO, donde la creatividad <text:span text:style-name="T12">e innovación se encuentran con</text:span> la tecnología <text:span text:style-name="T12">de vanguardia y técnicas ancestrales</text:span>. Este documento detalla nuestra misión, visión y el ecosistema que hemos creado para empoderar a tod@s los participantes y fomentar un <text:span text:style-name="T12">presente eficiente y </text:span>sostenible.</text:p>
      <text:h text:style-name="P5" text:outline-level="3">Misión , <text:span text:style-name="T16">Valores </text:span>&amp; Visión</text:h>
      <text:list xml:id="list1338072167" text:style-name="L1">
        <text:list-item>
          <text:p text:style-name="P9"><text:span text:style-name="Strong_20_Emphasis"><text:span text:style-name="T2">Misión: </text:span></text:span><text:span text:style-name="T3">Transformar la interacción entre diferentes comunidades, </text:span><text:span text:style-name="T4">entidades, individuos e instituciones</text:span><text:span text:style-name="T3"> mediante la creación de espacio</text:span><text:span text:style-name="T4">s</text:span><text:span text:style-name="T3"> colaborativo</text:span><text:span text:style-name="T4">s</text:span><text:span text:style-name="T3"> que utiliza</text:span><text:span text:style-name="T4">n</text:span><text:span text:style-name="T3"> tecnología</text:span><text:span text:style-name="T4">s</text:span><text:span text:style-name="T3"> </text:span><text:span text:style-name="T4">de vanguardia</text:span><text:span text:style-name="T3"> para ofrecer experiencias, productos y servicios </text:span><text:span text:style-name="T4">totalmente</text:span><text:span text:style-name="T3"> personalizables.</text:span></text:p>
        </text:list-item>
        <text:list-item>
          <text:p text:style-name="P18"><text:span text:style-name="T1">Valores: </text:span></text:p>
        </text:list-item>
        <text:list-item>
          <text:p text:style-name="P9"><text:span text:style-name="Strong_20_Emphasis"><text:span text:style-name="T2">Visión: </text:span></text:span><text:span text:style-name="T3">Crear un </text:span><text:span text:style-name="T4">presente</text:span><text:span text:style-name="T3"> donde la </text:span><text:span text:style-name="T4">eficiencia, la </text:span><text:span text:style-name="T3">innovación y la sostenibilidad vayan de la mano, permitiendo a tod@s los participantes </text:span><text:span text:style-name="T4">beneficiarse y </text:span><text:span text:style-name="T3">contribuir del ecosistema.</text:span></text:p>
        </text:list-item>
      </text:list>
      <text:h text:style-name="P5" text:outline-level="3">Market ₿£€$</text:h>
      <text:p text:style-name="P1">El mercado <text:span text:style-name="T18">cada dia demanda una mayor eficiencia y sostenibilidad a todos los niveles, </text:span><text:span text:style-name="T17">las nuevas tecnologías como redes blockchain, redes de inteligencia neuronal, computación cuántica, </text:span>está en rápida expansión, con un crecimiento proyectado del <text:span text:style-name="T18">X</text:span>XX% en los próximos años. AlienFlowSpace DAO se posiciona para aprovechar estas tendencias <text:span text:style-name="T13">al alza</text:span>, ofreciendo un modelo único que integra diversas áreas de nicho, incluyendo <text:span text:style-name="T18">DeFi, </text:span><text:soft-page-break/><text:span text:style-name="T18">DeSci, GameFi, </text:span>ReFi y RWA, y atrayendo a un amplio espectro de <text:span text:style-name="T18">audiencia potencial en auge</text:span>.</text:p>
      <text:h text:style-name="P3" text:outline-level="3"><text:span text:style-name="Strong_20_Emphasis"><text:span text:style-name="T3"/></text:span></text:h>
      <text:p text:style-name="P1"/>
      <text:h text:style-name="P5" text:outline-level="3">Business Ecosystem</text:h>
      <text:list xml:id="list2977371834" text:style-name="L2">
        <text:list-item>
          <text:p text:style-name="P10"><text:span text:style-name="Strong_20_Emphasis"><text:span text:style-name="T2">Modelo de Gobernanza &amp; Tokenomics: </text:span></text:span><text:span text:style-name="T3">AlienFlowSpace DAO operará bajo un modelo de gobernanza descentralizada, donde los </text:span><text:span text:style-name="T5">custodiadores, </text:span><text:span text:style-name="T3">poseedores, </text:span><text:span text:style-name="T5">tenedores, validadores</text:span><text:span text:style-name="T3"> de </text:span><text:span text:style-name="T5">cryp</text:span><text:span text:style-name="T3">tokens tendrán voz en las decisiones clave. Los </text:span><text:span text:style-name="T5">cryp</text:span><text:span text:style-name="T3">tokens se utilizarán para acceder a </text:span><text:span text:style-name="T5">experiencias, productos y </text:span><text:span text:style-name="T3">servicios </text:span><text:span text:style-name="T5">totalmente personalizables y sostenibles</text:span><text:span text:style-name="T3">, votar en propuestas y participar en la economía del ecosistema.</text:span></text:p>
        </text:list-item>
        <text:list-item>
          <text:p text:style-name="P10"><text:span text:style-name="Strong_20_Emphasis"><text:span text:style-name="T2">Assets (CrypToken &amp; NFTs): </text:span></text:span><text:span text:style-name="T3">Los </text:span><text:span text:style-name="T5">cryp</text:span><text:span text:style-name="T3">tokens y NFTs serán fundamentales para la interacción en la plataforma, permitiendo a tod@s los usuarios acceder a </text:span><text:span text:style-name="T5">los </text:span><text:span text:style-name="T3">espacios </text:span><text:span text:style-name="T5">de Academy, Clubs, CoNetWorKing con experiencias </text:span><text:span text:style-name="T3">exclusiv</text:span><text:span text:style-name="T5">a</text:span><text:span text:style-name="T3">s, </text:span><text:span text:style-name="T5">productos y servicios totalmente</text:span><text:span text:style-name="T3"> personalizables </text:span><text:span text:style-name="T5">a la vez que sostenibles</text:span><text:span text:style-name="T3">.</text:span></text:p>
        </text:list-item>
        <text:list-item>
          <text:p text:style-name="P11"><text:span text:style-name="Strong_20_Emphasis"><text:span text:style-name="T2">Stakeholders: </text:span></text:span><text:span text:style-name="T3">Nuestro ecosistema incluye a </text:span><text:a xlink:type="simple" xlink:href="mailto:tod@s" text:style-name="Internet_20_link" text:visited-style-name="Visited_20_Internet_20_Link">tod@s</text:a><text:span text:style-name="T3">; agricultores, artistas , científicos, creadores, desarrolladores, empresas, emprendedores, inversores, investigadores y jugadores, todos contribuyendo </text:span><text:span text:style-name="T5">al ambiente que es nuestro planeta como un</text:span><text:span text:style-name="T3"> entorno colaborativo, </text:span><text:span text:style-name="T10">para disfrutar de todas las ventajas</text:span><text:span text:style-name="T3">.</text:span></text:p>
        </text:list-item>
      </text:list>
      <text:h text:style-name="P5" text:outline-level="3">Arquitectura Técnica</text:h>
      <text:p text:style-name="P15">La arquitectura de AlienFlowSpace combina <text:span text:style-name="T14">redes </text:span>blockchain, <text:span text:style-name="T14">redes de inteligencia neuronal</text:span> y computación cuántica para ofrecer un <text:span text:style-name="T14">eco</text:span>sistema <text:span text:style-name="T14">eficiente, escalable, exclusivo, inclusivo, innovador </text:span><text:span text:style-name="T15">con integraciones</text:span><text:span text:style-name="T14"> </text:span>robust<text:span text:style-name="T15">as</text:span> <text:span text:style-name="T14">y segur</text:span><text:span text:style-name="T15">as que respetan la privacidad</text:span>. La integración de DeFi <text:span text:style-name="T14">(Finanzas Descentralizadas)</text:span>, <text:span text:style-name="T14">DeSci (Ciencia Descentralizada), </text:span>GameFi <text:span text:style-name="T15">(Finanzas, Juegos &amp; Jugadores)</text:span>, ReFi <text:span text:style-name="T15">(Finanzas Regenerativas) </text:span>y RWA <text:span text:style-name="T15">(Real World Assets) </text:span>permitirá a tod@s acceder a una variedad de <text:span text:style-name="T15">espacios y eventos con experiencias exclusivas e innovadoras, productos y </text:span>servicios <text:span text:style-name="T15">totalmente personalizables</text:span>.</text:p>
      <text:h text:style-name="P5" text:outline-level="3">AlienTrip <text:span text:style-name="T16">( </text:span>DAPP | Equipo | Roadmap <text:span text:style-name="T16">)</text:span></text:h>
      <text:list xml:id="list4243638774" text:style-name="L3">
        <text:list-item>
          <text:p text:style-name="P12"><text:span text:style-name="Strong_20_Emphasis"><text:span text:style-name="T2">Características &amp; Funciones: </text:span></text:span><text:span text:style-name="T3">La DApp de AlienFlowSpace ofrecerá funcionalidades como acceso a </text:span><text:span text:style-name="T6">los espacios de Academy</text:span><text:span text:style-name="T3">, </text:span><text:span text:style-name="T6">Clubs, CoNetWorKing con</text:span><text:span text:style-name="T3"> herramientas de colaboración y un mercado para experiencias personalizables.</text:span></text:p>
        </text:list-item>
        <text:list-item>
          <text:p text:style-name="P13"><text:span text:style-name="Strong_20_Emphasis"><text:span text:style-name="T2">Equipo: </text:span></text:span><text:span text:style-name="T3">Nuestro equipo está compuesto por expertos en </text:span><text:span text:style-name="T7">redes </text:span><text:span text:style-name="T3">blockchain, </text:span><text:span text:style-name="T7">redes de inteligencia neuronal,</text:span><text:span text:style-name="T3"> desarrollo de </text:span><text:span text:style-name="T7">hardware, </text:span><text:span text:style-name="T3">software, arte, comprometidos con la misión del proyecto </text:span><text:span text:style-name="T7">que es;</text:span><text:span text:style-name="T3"> </text:span><text:span text:style-name="T7">la eficiencia, la innovación y la sostenibilidad</text:span><text:span text:style-name="T3"> .</text:span></text:p>
        </text:list-item>
        <text:list-item>
          <text:p text:style-name="P14"><text:soft-page-break/><text:span text:style-name="Strong_20_Emphasis"><text:span text:style-name="T2">Roadmap: </text:span></text:span><text:span text:style-name="T3">Nuestro cronograma incluye hitos clave como el lanzamiento de la DApp, la emisión de </text:span><text:span text:style-name="T7">Cryp</text:span><text:span text:style-name="T3">tokens y </text:span><text:span text:style-name="T7">NFTs</text:span><text:span text:style-name="T3"> la creación de asociaciones estratégicas </text:span><text:span text:style-name="T7">para financiar, fomentar, incentivar, investigar e innovar a favor de la eficiencia y la sostenibilidad </text:span><text:span text:style-name="T8">como pilares clave </text:span><text:span text:style-name="T7">(</text:span><text:span text:style-name="T8">DeSci + ReFi</text:span><text:span text:style-name="T7">) </text:span></text:p>
        </text:list-item>
        <text:list-item>
          <text:p text:style-name="P14"><text:span text:style-name="T7"><text:s/></text:span><text:span text:style-name="T9">E</text:span><text:span text:style-name="T8">mpezando por la emergencia ambiental para ampliar, conservar y preservar patrimonio natural como reservas de la vida en la biosfera </text:span><text:span text:style-name="T9">ante la UNESCO.</text:span></text:p>
        </text:list-item>
        <text:list-item>
          <text:p text:style-name="P14"><text:span text:style-name="T9"><text:s/>Mayor y Mejor Eficiencia / Sostenibilidad de las </text:span><text:span text:style-name="T8">cargas y fuentes de </text:span><text:span text:style-name="T9">la entropía de la </text:span><text:span text:style-name="T8">energía </text:span><text:span text:style-name="T9">al funcionar con cargas y fuentes</text:span><text:span text:style-name="T8"> positiva</text:span><text:span text:style-name="T9">s como</text:span><text:span text:style-name="T8"> (positrones, protones,...) y neutra </text:span><text:span text:style-name="T9">como </text:span><text:span text:style-name="T8">(neutrones, neutrinos,..) </text:span><text:span text:style-name="T9">ya que las cargas negativas como los electrones de 1a generación, muones de 2a generación o tauones de 3a generación, no son la mejor opción</text:span><text:span text:style-name="T8">.</text:span></text:p>
        </text:list-item>
        <text:list-item>
          <text:p text:style-name="P14"><text:span text:style-name="T8"><text:s/></text:span><text:span text:style-name="T9">Investigación y desarrollo para Mejorar el ecosistema de comunicación intracelular también conocido Sistema Endocannabinoide especial y único en mamíferos, permitiendo un mayor desarrollo a nivel afectivo, conductual, cognitivo, glandular, inmunológico, neuronal en sus ecosistemas biológicos con todas las implicaciones que esto conlleva, </text:span><text:span text:style-name="T10">ademas del aprovechamiento ancestral del cáñamo y cannabinoides como solución a contaminantes, nocivos y tóxicos como plásticos y otras materias primas dañinas degeneradas.</text:span></text:p>
        </text:list-item>
      </text:list>
      <text:h text:style-name="P5" text:outline-level="3">Cuestiones Legales</text:h>
      <text:p text:style-name="P1">AlienFlowSpace DAO se adherirá a las regulaciones pertinentes en las jurisdicciones donde opere. Es importante destacar que, aunque nuestra ética y moral son firmes, algunas funciones pueden no estar permitidas según las legislaciones locales. Por lo tanto, se recomienda a los usuarios consultar la normativa aplicable en su región.</text:p>
      <text:h text:style-name="P5" text:outline-level="3">Desafíos &amp; Riesgos</text:h>
      <text:p text:style-name="P1">Los principales desafíos incluyen la volatilidad del mercado de criptomonedas, la regulación cambiante y la adopción de nuevas tecnologías. Planeamos mitigar estos riesgos mediante una gestión proactiva y la diversificación de nuestro <text:span text:style-name="T17">ecosistema</text:span>. Además, se proporcionará un disclaimer para informar sobre las limitaciones legales que puedan afectar ciertas funciones del proyecto.</text:p>
      <text:h text:style-name="P8" text:outline-level="3">Política de Cookies &amp; Privacidad</text:h>
      <text:p text:style-name="P17">….</text:p>
      <text:h text:style-name="P6" text:outline-level="3">Problema / Solución</text:h>
      <text:p text:style-name="P1">El problema que abordamos es la falta de soberanía personal y la necesidad de un espacio colaborativo que fomente el estado de <text:span text:style-name="T18">Fl</text:span>ow, permitiendo a tod@s solventar las crisis <text:soft-page-break/>medioambientales, económicas y sociales. AlienFlowSpace DAO proporciona una solución innovadora al conectar a diferentes comunidades a través de la<text:span text:style-name="T18">s nuevas</text:span> tecnología<text:span text:style-name="T18">s</text:span>, creando un ecosistema donde tod@s pueden <text:span text:style-name="T18">contribuir y </text:span>prosperar a un <text:span text:style-name="T18">presente</text:span> sostenible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2:14:37.324749114</meta:creation-date>
    <meta:editing-duration>PT17M1S</meta:editing-duration>
    <meta:editing-cycles>3</meta:editing-cycles>
    <meta:generator>LibreOffice/7.3.7.2$Linux_X86_64 LibreOffice_project/30$Build-2</meta:generator>
    <dc:date>2024-07-27T13:44:47.622902537</dc:date>
    <meta:document-statistic meta:table-count="0" meta:image-count="0" meta:object-count="0" meta:page-count="4" meta:paragraph-count="33" meta:word-count="970" meta:character-count="7007" meta:non-whitespace-character-count="6076"/>
  </office:meta>
</office:document-meta>
</file>